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01cf"/>
    </style:style>
    <style:style style:name="P2" style:family="paragraph" style:parent-style-name="Standard">
      <style:paragraph-properties fo:text-align="start" style:justify-single-word="false"/>
      <style:text-properties officeooo:paragraph-rsid="00181808"/>
    </style:style>
    <style:style style:name="P3" style:family="paragraph" style:parent-style-name="Standard">
      <style:paragraph-properties fo:text-align="start" style:justify-single-word="false"/>
      <style:text-properties officeooo:paragraph-rsid="0018e16b"/>
    </style:style>
    <style:style style:name="P4" style:family="paragraph" style:parent-style-name="Standard">
      <style:paragraph-properties fo:text-align="start" style:justify-single-word="false"/>
      <style:text-properties officeooo:paragraph-rsid="001aa6c8"/>
    </style:style>
    <style:style style:name="P5" style:family="paragraph" style:parent-style-name="Standard">
      <style:paragraph-properties fo:text-align="start" style:justify-single-word="false"/>
      <style:text-properties officeooo:paragraph-rsid="001cdc27"/>
    </style:style>
    <style:style style:name="P6" style:family="paragraph" style:parent-style-name="Standard">
      <style:paragraph-properties fo:text-align="start" style:justify-single-word="false"/>
      <style:text-properties officeooo:paragraph-rsid="001df6af"/>
    </style:style>
    <style:style style:name="P7" style:family="paragraph" style:parent-style-name="Standard">
      <style:paragraph-properties fo:text-align="start" style:justify-single-word="false"/>
      <style:text-properties officeooo:paragraph-rsid="002112a0"/>
    </style:style>
    <style:style style:name="P8" style:family="paragraph" style:parent-style-name="Standard">
      <style:paragraph-properties fo:text-align="start" style:justify-single-word="false"/>
      <style:text-properties officeooo:paragraph-rsid="00241feb"/>
    </style:style>
    <style:style style:name="P9" style:family="paragraph" style:parent-style-name="Standard">
      <style:paragraph-properties fo:text-align="start" style:justify-single-word="false"/>
      <style:text-properties officeooo:paragraph-rsid="00264784"/>
    </style:style>
    <style:style style:name="P10" style:family="paragraph" style:parent-style-name="Standard">
      <style:paragraph-properties fo:text-align="start" style:justify-single-word="false"/>
      <style:text-properties officeooo:paragraph-rsid="002a3c70"/>
    </style:style>
    <style:style style:name="P11" style:family="paragraph" style:parent-style-name="Standard">
      <style:paragraph-properties fo:text-align="start" style:justify-single-word="false"/>
      <style:text-properties officeooo:paragraph-rsid="002e96f6"/>
    </style:style>
    <style:style style:name="P12" style:family="paragraph" style:parent-style-name="Standard">
      <style:paragraph-properties fo:text-align="start" style:justify-single-word="false"/>
      <style:text-properties officeooo:paragraph-rsid="002fcc61"/>
    </style:style>
    <style:style style:name="P13" style:family="paragraph" style:parent-style-name="Standard">
      <style:paragraph-properties fo:text-align="start" style:justify-single-word="false"/>
      <style:text-properties officeooo:paragraph-rsid="002fd350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paragraph-rsid="0029310b"/>
    </style:style>
    <style:style style:name="P15" style:family="paragraph" style:parent-style-name="Standard">
      <style:paragraph-properties fo:text-align="start" style:justify-single-word="false"/>
      <style:text-properties style:font-name="Times New Roman" officeooo:paragraph-rsid="002a3c70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027938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paragraph-rsid="00285dc1" style:font-size-asian="12pt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rsid="001301cf" officeooo:paragraph-rsid="001301cf"/>
    </style:style>
    <style:style style:name="P19" style:family="paragraph" style:parent-style-name="Standard">
      <style:paragraph-properties fo:text-align="center" style:justify-single-word="false"/>
      <style:text-properties officeooo:rsid="001301cf" officeooo:paragraph-rsid="001301cf"/>
    </style:style>
    <style:style style:name="P20" style:family="paragraph" style:parent-style-name="Standard">
      <style:paragraph-properties fo:text-align="start" style:justify-single-word="false"/>
      <style:text-properties officeooo:rsid="00156a32" officeooo:paragraph-rsid="001301cf"/>
    </style:style>
    <style:style style:name="P21" style:family="paragraph" style:parent-style-name="Standard">
      <style:paragraph-properties fo:text-align="start" style:justify-single-word="false"/>
      <style:text-properties officeooo:rsid="00170393" officeooo:paragraph-rsid="001301cf"/>
    </style:style>
    <style:style style:name="P22" style:family="paragraph" style:parent-style-name="Standard">
      <style:paragraph-properties fo:text-align="start" style:justify-single-word="false"/>
      <style:text-properties officeooo:rsid="00181808" officeooo:paragraph-rsid="00181808"/>
    </style:style>
    <style:style style:name="P23" style:family="paragraph" style:parent-style-name="Standard">
      <style:paragraph-properties fo:text-align="start" style:justify-single-word="false"/>
      <style:text-properties officeooo:rsid="0018515c" officeooo:paragraph-rsid="00181808"/>
    </style:style>
    <style:style style:name="P24" style:family="paragraph" style:parent-style-name="Standard">
      <style:paragraph-properties fo:text-align="start" style:justify-single-word="false"/>
      <style:text-properties officeooo:rsid="0018515c" officeooo:paragraph-rsid="0018515c"/>
    </style:style>
    <style:style style:name="P25" style:family="paragraph" style:parent-style-name="Standard">
      <style:paragraph-properties fo:text-align="start" style:justify-single-word="false"/>
      <style:text-properties officeooo:rsid="0018e16b" officeooo:paragraph-rsid="0018e16b"/>
    </style:style>
    <style:style style:name="P26" style:family="paragraph" style:parent-style-name="Standard">
      <style:paragraph-properties fo:text-align="start" style:justify-single-word="false"/>
      <style:text-properties officeooo:rsid="001aa6c8" officeooo:paragraph-rsid="0018e16b"/>
    </style:style>
    <style:style style:name="P27" style:family="paragraph" style:parent-style-name="Standard">
      <style:paragraph-properties fo:text-align="start" style:justify-single-word="false"/>
      <style:text-properties officeooo:rsid="001aa6c8" officeooo:paragraph-rsid="001aa6c8"/>
    </style:style>
    <style:style style:name="P28" style:family="paragraph" style:parent-style-name="Standard">
      <style:paragraph-properties fo:text-align="start" style:justify-single-word="false"/>
      <style:text-properties officeooo:rsid="001cdc27" officeooo:paragraph-rsid="001aa6c8"/>
    </style:style>
    <style:style style:name="P29" style:family="paragraph" style:parent-style-name="Standard">
      <style:paragraph-properties fo:text-align="start" style:justify-single-word="false"/>
      <style:text-properties officeooo:rsid="001cdc27" officeooo:paragraph-rsid="001cdc27"/>
    </style:style>
    <style:style style:name="P30" style:family="paragraph" style:parent-style-name="Standard">
      <style:paragraph-properties fo:text-align="start" style:justify-single-word="false"/>
      <style:text-properties officeooo:rsid="001d59d5" officeooo:paragraph-rsid="001cdc27"/>
    </style:style>
    <style:style style:name="P31" style:family="paragraph" style:parent-style-name="Standard">
      <style:paragraph-properties fo:text-align="start" style:justify-single-word="false"/>
      <style:text-properties officeooo:rsid="001d59d5" officeooo:paragraph-rsid="001d59d5"/>
    </style:style>
    <style:style style:name="P32" style:family="paragraph" style:parent-style-name="Standard">
      <style:paragraph-properties fo:text-align="start" style:justify-single-word="false"/>
      <style:text-properties officeooo:rsid="001df6af" officeooo:paragraph-rsid="001df6af"/>
    </style:style>
    <style:style style:name="P33" style:family="paragraph" style:parent-style-name="Standard">
      <style:paragraph-properties fo:text-align="start" style:justify-single-word="false"/>
      <style:text-properties officeooo:rsid="001e7d44" officeooo:paragraph-rsid="001df6af"/>
    </style:style>
    <style:style style:name="P34" style:family="paragraph" style:parent-style-name="Standard">
      <style:paragraph-properties fo:text-align="start" style:justify-single-word="false"/>
      <style:text-properties officeooo:rsid="001ebf6f" officeooo:paragraph-rsid="001df6af"/>
    </style:style>
    <style:style style:name="P35" style:family="paragraph" style:parent-style-name="Standard">
      <style:paragraph-properties fo:text-align="start" style:justify-single-word="false"/>
      <style:text-properties officeooo:rsid="00205d4b" officeooo:paragraph-rsid="001df6af"/>
    </style:style>
    <style:style style:name="P36" style:family="paragraph" style:parent-style-name="Standard">
      <style:paragraph-properties fo:text-align="start" style:justify-single-word="false"/>
      <style:text-properties officeooo:rsid="002112a0" officeooo:paragraph-rsid="002112a0"/>
    </style:style>
    <style:style style:name="P37" style:family="paragraph" style:parent-style-name="Standard">
      <style:paragraph-properties fo:text-align="start" style:justify-single-word="false"/>
      <style:text-properties officeooo:rsid="002318b0" officeooo:paragraph-rsid="002318b0"/>
    </style:style>
    <style:style style:name="P38" style:family="paragraph" style:parent-style-name="Standard">
      <style:paragraph-properties fo:text-align="start" style:justify-single-word="false"/>
      <style:text-properties officeooo:rsid="00241feb" officeooo:paragraph-rsid="00241feb"/>
    </style:style>
    <style:style style:name="P39" style:family="paragraph" style:parent-style-name="Standard">
      <style:paragraph-properties fo:text-align="start" style:justify-single-word="false"/>
      <style:text-properties fo:color="#000000" style:font-name="Monospace" fo:font-size="10pt" officeooo:rsid="00264784" officeooo:paragraph-rsid="00264784" fo:background-color="#ffffff" style:font-size-asian="10pt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2pt" officeooo:rsid="0027938f" officeooo:paragraph-rsid="0027938f" fo:background-color="#fffff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2pt" officeooo:rsid="0027f7ae" officeooo:paragraph-rsid="0027938f" fo:background-color="#ffffff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2pt" officeooo:rsid="00285dc1" officeooo:paragraph-rsid="00285dc1" fo:background-color="#ffffff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2pt" officeooo:rsid="0029310b" officeooo:paragraph-rsid="0029310b" fo:background-color="#ffffff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Times New Roman" fo:font-size="12pt" officeooo:rsid="002a3c70" officeooo:paragraph-rsid="0029310b" fo:background-color="#ffffff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Times New Roman" fo:font-size="12pt" officeooo:rsid="002a3c70" officeooo:paragraph-rsid="002a3c70" fo:background-color="#ffffff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Times New Roman" fo:font-size="12pt" officeooo:rsid="002d0927" officeooo:paragraph-rsid="002a3c70" fo:background-color="#ffffff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Times New Roman" fo:font-size="12pt" officeooo:rsid="002e51a6" officeooo:paragraph-rsid="002a3c70" fo:background-color="#ffffff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Times New Roman" fo:font-size="12pt" officeooo:rsid="002f7929" officeooo:paragraph-rsid="002e96f6" fo:background-color="#ffffff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Times New Roman" fo:font-size="12pt" officeooo:rsid="002fd350" officeooo:paragraph-rsid="002fd350" fo:background-color="#fffff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Times New Roman" fo:font-size="12pt" officeooo:rsid="0031b013" officeooo:paragraph-rsid="002fd350" fo:background-color="#ffffff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Times New Roman" fo:font-size="12pt" officeooo:rsid="0032842f" officeooo:paragraph-rsid="002fd350" fo:background-color="#ffffff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Times New Roman" fo:font-size="12pt" officeooo:rsid="0032842f" officeooo:paragraph-rsid="0034276e" fo:background-color="#ffffff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style:font-name="Times New Roman" fo:font-size="12pt" officeooo:rsid="0032842f" officeooo:paragraph-rsid="0034da45" fo:background-color="#ffffff" style:font-size-asian="10.5pt" style:font-size-complex="12pt"/>
    </style:style>
    <style:style style:name="T1" style:family="text">
      <style:text-properties officeooo:rsid="001301cf"/>
    </style:style>
    <style:style style:name="T2" style:family="text">
      <style:text-properties officeooo:rsid="00138c5b"/>
    </style:style>
    <style:style style:name="T3" style:family="text">
      <style:text-properties officeooo:rsid="0014f5ff"/>
    </style:style>
    <style:style style:name="T4" style:family="text">
      <style:text-properties officeooo:rsid="0015028a"/>
    </style:style>
    <style:style style:name="T5" style:family="text">
      <style:text-properties officeooo:rsid="00156a32"/>
    </style:style>
    <style:style style:name="T6" style:family="text">
      <style:text-properties officeooo:rsid="001597f6"/>
    </style:style>
    <style:style style:name="T7" style:family="text">
      <style:text-properties officeooo:rsid="0015efab"/>
    </style:style>
    <style:style style:name="T8" style:family="text">
      <style:text-properties officeooo:rsid="00170393"/>
    </style:style>
    <style:style style:name="T9" style:family="text">
      <style:text-properties officeooo:rsid="00181808"/>
    </style:style>
    <style:style style:name="T10" style:family="text">
      <style:text-properties officeooo:rsid="0018515c"/>
    </style:style>
    <style:style style:name="T11" style:family="text">
      <style:text-properties officeooo:rsid="0018e16b"/>
    </style:style>
    <style:style style:name="T12" style:family="text">
      <style:text-properties officeooo:rsid="001a17b8"/>
    </style:style>
    <style:style style:name="T13" style:family="text">
      <style:text-properties officeooo:rsid="001aa6c8"/>
    </style:style>
    <style:style style:name="T14" style:family="text">
      <style:text-properties officeooo:rsid="001cdc27"/>
    </style:style>
    <style:style style:name="T15" style:family="text">
      <style:text-properties officeooo:rsid="001d59d5"/>
    </style:style>
    <style:style style:name="T16" style:family="text">
      <style:text-properties officeooo:rsid="001df6af"/>
    </style:style>
    <style:style style:name="T17" style:family="text">
      <style:text-properties officeooo:rsid="001e7d44"/>
    </style:style>
    <style:style style:name="T18" style:family="text">
      <style:text-properties officeooo:rsid="001ebf6f"/>
    </style:style>
    <style:style style:name="T19" style:family="text">
      <style:text-properties officeooo:rsid="002112a0"/>
    </style:style>
    <style:style style:name="T20" style:family="text">
      <style:text-properties officeooo:rsid="00222ba6"/>
    </style:style>
    <style:style style:name="T21" style:family="text">
      <style:text-properties officeooo:rsid="00241feb"/>
    </style:style>
    <style:style style:name="T22" style:family="text">
      <style:text-properties officeooo:rsid="00264784"/>
    </style:style>
    <style:style style:name="T23" style:family="text">
      <style:text-properties fo:color="#000000" style:font-name="Monospace" fo:font-size="10pt" officeooo:rsid="00264784" fo:background-color="#ffffff" style:font-size-asian="10pt"/>
    </style:style>
    <style:style style:name="T24" style:family="text">
      <style:text-properties fo:color="#000000" fo:font-size="10pt" officeooo:rsid="00264784" fo:background-color="#ffffff" style:font-size-asian="10pt" style:font-size-complex="12pt"/>
    </style:style>
    <style:style style:name="T25" style:family="text">
      <style:text-properties fo:color="#000000" officeooo:rsid="0027938f" fo:background-color="#ffffff"/>
    </style:style>
    <style:style style:name="T26" style:family="text">
      <style:text-properties fo:color="#000000" officeooo:rsid="0027f7ae" fo:background-color="#ffffff"/>
    </style:style>
    <style:style style:name="T27" style:family="text">
      <style:text-properties fo:color="#000000" officeooo:rsid="00285dc1" fo:background-color="#ffffff"/>
    </style:style>
    <style:style style:name="T28" style:family="text">
      <style:text-properties fo:color="#000000" fo:font-size="12pt" officeooo:rsid="002a3c70" fo:background-color="#ffffff" style:font-size-asian="10.5pt" style:font-size-complex="12pt"/>
    </style:style>
    <style:style style:name="T29" style:family="text">
      <style:text-properties fo:color="#000000" fo:font-size="12pt" officeooo:rsid="002bcd18" fo:background-color="#ffffff" style:font-size-asian="10.5pt" style:font-size-complex="12pt"/>
    </style:style>
    <style:style style:name="T30" style:family="text">
      <style:text-properties fo:color="#000000" fo:font-size="12pt" officeooo:rsid="002cc91a" fo:background-color="#ffffff" style:font-size-asian="10.5pt" style:font-size-complex="12pt"/>
    </style:style>
    <style:style style:name="T31" style:family="text">
      <style:text-properties fo:color="#000000" fo:font-size="12pt" officeooo:rsid="002d0927" fo:background-color="#ffffff" style:font-size-asian="10.5pt" style:font-size-complex="12pt"/>
    </style:style>
    <style:style style:name="T32" style:family="text">
      <style:text-properties fo:color="#000000" style:font-name="Times New Roman" fo:font-size="12pt" officeooo:rsid="002d0927" fo:background-color="#ffffff" style:font-size-asian="10.5pt" style:font-size-complex="12pt"/>
    </style:style>
    <style:style style:name="T33" style:family="text">
      <style:text-properties fo:color="#000000" style:font-name="Times New Roman" fo:font-size="12pt" officeooo:rsid="002e51a6" fo:background-color="#ffffff" style:font-size-asian="10.5pt" style:font-size-complex="12pt"/>
    </style:style>
    <style:style style:name="T34" style:family="text">
      <style:text-properties fo:color="#000000" style:font-name="Times New Roman" fo:font-size="12pt" officeooo:rsid="002f7929" fo:background-color="#ffffff" style:font-size-asian="10.5pt" style:font-size-complex="12pt"/>
    </style:style>
    <style:style style:name="T35" style:family="text">
      <style:text-properties fo:color="#000000" style:font-name="Times New Roman" fo:font-size="12pt" officeooo:rsid="002fcc61" fo:background-color="#ffffff" style:font-size-asian="10.5pt" style:font-size-complex="12pt"/>
    </style:style>
    <style:style style:name="T36" style:family="text">
      <style:text-properties fo:color="#000000" style:font-name="Times New Roman" fo:font-size="12pt" officeooo:rsid="002fd350" fo:background-color="#ffffff" style:font-size-asian="10.5pt" style:font-size-complex="12pt"/>
    </style:style>
    <style:style style:name="T37" style:family="text">
      <style:text-properties fo:color="#000000" style:font-name="Times New Roman" fo:font-size="12pt" officeooo:rsid="003099df" fo:background-color="#ffffff" style:font-size-asian="10.5pt" style:font-size-complex="12pt"/>
    </style:style>
    <style:style style:name="T38" style:family="text">
      <style:text-properties fo:color="#000000" style:font-name="Times New Roman" fo:font-size="12pt" officeooo:rsid="0030dfda" fo:background-color="#ffffff" style:font-size-asian="10.5pt" style:font-size-complex="12pt"/>
    </style:style>
    <style:style style:name="T39" style:family="text">
      <style:text-properties fo:color="#000000" style:font-name="Times New Roman" fo:font-size="12pt" officeooo:rsid="0031b013" fo:background-color="#ffffff" style:font-size-asian="10.5pt" style:font-size-complex="12pt"/>
    </style:style>
    <style:style style:name="T40" style:family="text">
      <style:text-properties fo:color="#000000" style:font-name="Times New Roman" fo:font-size="12pt" officeooo:rsid="0032842f" fo:background-color="#ffffff" style:font-size-asian="10.5pt" style:font-size-complex="12pt"/>
    </style:style>
    <style:style style:name="T41" style:family="text">
      <style:text-properties officeooo:rsid="0034276e"/>
    </style:style>
    <style:style style:name="T42" style:family="text">
      <style:text-properties officeooo:rsid="0034da45"/>
    </style:style>
    <style:style style:name="T43" style:family="text">
      <style:text-properties officeooo:rsid="00360174"/>
    </style:style>
    <style:style style:name="T44" style:family="text">
      <style:text-properties officeooo:rsid="00377bec"/>
    </style:style>
    <style:style style:name="T45" style:family="text">
      <style:text-properties officeooo:rsid="00378d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cumentation for NativeTransformEngine</text:p>
      <text:p text:style-name="P19"/>
      <text:p text:style-name="P1"><text:span text:style-name="T1"><text:tab/></text:span><text:span text:style-name="T2">NativeTransformEngine.hpp is a header file containing all of the basic components for an implementation of pCorrect in C++. </text:span><text:span text:style-name="T3">The file was originally intended to provide a transformation engine to correct image files before being sent off to area calculation. </text:span><text:span text:style-name="T4">Due to some initial problems with the rewritten code, this file has been scrapped and replaced with the Java-based pCorrectJavaFallback. </text:span><text:span text:style-name="T5">It is for this reason that this file is depreciated until it can be shown that the performance gains from rewriting in C++ would justify the rewrite. </text:span></text:p>
      <text:p text:style-name="P20"/>
      <text:p text:style-name="P1"><text:span text:style-name="T5"><text:tab/></text:span><text:span text:style-name="T6">The engine file contains several classes that assist in the perspective transformation. </text:span><text:span text:style-name="T7">These classes represent the camera's position, various calculations, and the engine itself. Additionally, the file has </text:span><text:span text:style-name="T8">a preprocessor defined value for PI which goes to 11 decimal digits. The engine attempts to work in the same way as pCorrectJavaFallback, however it fails at this task.</text:span></text:p>
      <text:p text:style-name="P21"/>
      <text:p text:style-name="P22">Class Camera:</text:p>
      <text:p text:style-name="P22">Public values: </text:p>
      <text:p text:style-name="P22"><text:tab/>Roll, azimuth, pitch, height, xpos, ypos, and distFromPlane. All of these values are doubles.</text:p>
      <text:p text:style-name="P22"/>
      <text:p text:style-name="P22">Default Constructor:</text:p>
      <text:p text:style-name="P22"><text:tab/>Arguments: none.</text:p>
      <text:p text:style-name="P22"><text:tab/>Description: Sets all of the data values to 0.</text:p>
      <text:p text:style-name="P22"><text:tab/>Algorithm:</text:p>
      <text:p text:style-name="P22"><text:tab/><text:tab/>Set all public values to 0.</text:p>
      <text:p text:style-name="P22"/>
      <text:p text:style-name="P22">void invertCamera()</text:p>
      <text:p text:style-name="P22"><text:tab/>Arguments: none.</text:p>
      <text:p text:style-name="P22"><text:tab/>Description: This function attempts to produce a camera that faces the opposite way of the <text:tab/><text:tab/><text:tab/>original camera given in the object's data.</text:p>
      <text:p text:style-name="P22"><text:tab/>Algorithm:</text:p>
      <text:p text:style-name="P22"><text:tab/><text:tab/>Increase all of the angles by 180 degrees.</text:p>
      <text:p text:style-name="P22"><text:tab/><text:tab/>If any angle's value is over 360, decrease that angle by 180.</text:p>
      <text:p text:style-name="P22"/>
      <text:p text:style-name="P22">void adjPitch()</text:p>
      <text:p text:style-name="P22"><text:tab/>Arguments: none.</text:p>
      <text:p text:style-name="P22"><text:tab/>Description: This function was never particularly used for anything, and was ported from Java <text:tab/><text:tab/><text:tab/>for legacy reasons. </text:p>
      <text:p text:style-name="P22"><text:tab/>Algorithm:<text:tab/></text:p>
      <text:p text:style-name="P2"><text:span text:style-name="T9"><text:tab/><text:tab/></text:span><text:span text:style-name="T10">If the pitch is greater than or equal to 360, decrease it by 360.</text:span></text:p>
      <text:p text:style-name="P23"><text:tab/><text:tab/>If the pitch is less than zero, increase it by 360.</text:p>
      <text:p text:style-name="P24">End class camera.</text:p>
      <text:p text:style-name="P24"/>
      <text:p text:style-name="P24">Class ImagePoint:</text:p>
      <text:p text:style-name="P25">Public values: x, y, and z. All of these values are double.</text:p>
      <text:p text:style-name="P25"/>
      <text:p text:style-name="P25">Default Constructor: </text:p>
      <text:p text:style-name="P25"><text:tab/>Arguments: none.</text:p>
      <text:p text:style-name="P3"><text:span text:style-name="T11"><text:tab/></text:span><text:span text:style-name="T12">Description: </text:span><text:span text:style-name="T13">This is the default constructor for this container class. It sets all values to 0.</text:span></text:p>
      <text:p text:style-name="P26"><text:tab/>Algorithm:</text:p>
      <text:p text:style-name="P26"><text:tab/><text:tab/>Set all values to 0.</text:p>
      <text:p text:style-name="P27"><text:soft-page-break/></text:p>
      <text:p text:style-name="P27">Second Constructor: </text:p>
      <text:p text:style-name="P4"><text:span text:style-name="T13"><text:tab/></text:span><text:span text:style-name="T14">Arguments: double newX, double newY, double newZ</text:span></text:p>
      <text:p text:style-name="P28"><text:tab/>Description: This constructor accepts several input values and sets the internal data equal to <text:tab/><text:tab/><text:tab/>these new values. Although this could be convenient, the constructor is never actually <text:tab/><text:tab/><text:tab/>used.</text:p>
      <text:p text:style-name="P28"><text:tab/>Algorithm:</text:p>
      <text:p text:style-name="P28"><text:tab/><text:tab/>Set x to newX.</text:p>
      <text:p text:style-name="P28"><text:tab/><text:tab/>Set y to newY.</text:p>
      <text:p text:style-name="P28"><text:tab/><text:tab/>Set z to newZ.</text:p>
      <text:p text:style-name="P29">End class ImagePoint.</text:p>
      <text:p text:style-name="P29"/>
      <text:p text:style-name="P5"><text:span text:style-name="T14">Class </text:span><text:span text:style-name="T15">VertexSet:</text:span></text:p>
      <text:p text:style-name="P30"><text:tab/>Description: This class represents a plane, and is best considered the old C++ version of the <text:tab/><text:tab/><text:tab/>Java pCorrectPlane.</text:p>
      <text:p text:style-name="P30">Private data:</text:p>
      <text:p text:style-name="P30"><text:tab/><text:tab/>double deg2rad()</text:p>
      <text:p text:style-name="P30"><text:tab/><text:tab/><text:tab/>Arguments: double deg.</text:p>
      <text:p text:style-name="P30"><text:tab/><text:tab/><text:tab/>Description: Used internally to convert degrees into radians.</text:p>
      <text:p text:style-name="P30"><text:tab/><text:tab/><text:tab/>Algorithm:</text:p>
      <text:p text:style-name="P30"><text:tab/><text:tab/><text:tab/><text:tab/>Return deg*pi/180.</text:p>
      <text:p text:style-name="P31">Public data: tl, tr, bl, br. All are ImagePoints.</text:p>
      <text:p text:style-name="P31"/>
      <text:p text:style-name="P32">VertexSet calculateIntermediate()</text:p>
      <text:p text:style-name="P32"><text:tab/>Arguments: Camera cam, int picSizeX, int picSizeY.</text:p>
      <text:p text:style-name="P32"><text:tab/>Description: calculateIntermediate returns an intermediate 3d VertexSet from the existing 2d <text:tab/><text:tab/><text:tab/>points.</text:p>
      <text:p text:style-name="P32"><text:tab/>Algorithm:</text:p>
      <text:p text:style-name="P32"><text:tab/><text:tab/>Declare loop variables, a data vector, and some angle variables.</text:p>
      <text:p text:style-name="P32"/>
      <text:p text:style-name="P6"><text:span text:style-name="T16"><text:tab/><text:tab/></text:span><text:span text:style-name="T17">Set the X angle to the calculated radians for the camera's pitch.</text:span></text:p>
      <text:p text:style-name="P33"><text:tab/><text:tab/>Set the Y angle to the calculated radians for the camera's roll.</text:p>
      <text:p text:style-name="P33"><text:tab/><text:tab/>Set the Z angle to the calculated radians for the camera's azimuth.</text:p>
      <text:p text:style-name="P33"><text:tab/><text:tab/><text:tab/></text:p>
      <text:p text:style-name="P6"><text:span text:style-name="T17"><text:tab/><text:tab/></text:span><text:span text:style-name="T18">Push the image points that already exist in the VertexSet into the data vector in order to <text:tab/><text:tab/><text:tab/><text:tab/>make calculations easier.</text:span></text:p>
      <text:p text:style-name="P34"><text:tab/><text:tab/></text:p>
      <text:p text:style-name="P35"><text:tab/><text:tab/>Loop through the contents of the data matrix, and for every value perform a great deal of <text:tab/><text:tab/><text:tab/>calculations.</text:p>
      <text:p text:style-name="P35"><text:tab/><text:tab/></text:p>
      <text:p text:style-name="P35"><text:tab/><text:tab/>Pop the modified image points from the data vector into the output VertexSet.</text:p>
      <text:p text:style-name="P35"><text:tab/><text:tab/>Return the output VertexSet.</text:p>
      <text:p text:style-name="P36">End class VertexSet.</text:p>
      <text:p text:style-name="P36"/>
      <text:p text:style-name="P36">Class UtilityEngine:</text:p>
      <text:p text:style-name="P7"><text:span text:style-name="T19"><text:tab/></text:span><text:span text:style-name="T20">Description: This class is the main calculation engine for the NativeTransformEngine. Its <text:tab/><text:tab/><text:tab/>original purpose was to provide the set of functions and utilities necessary for the <text:tab/><text:tab/><text:tab/>pCorrect calculation. </text:span></text:p>
      <text:p text:style-name="P37">Private data:</text:p>
      <text:p text:style-name="P38"><text:soft-page-break/>double calcTrngSide()</text:p>
      <text:p text:style-name="P38"><text:tab/>Arguments: double distAbvGrnd, double camDeg, double vertDegRange.</text:p>
      <text:p text:style-name="P38"><text:tab/>Description: From the data given, this function computes the side of a triangle. This helps in <text:tab/><text:tab/><text:tab/>determining how far away the camera was from the plane it captured.</text:p>
      <text:p text:style-name="P8"><text:span text:style-name="T21"><text:tab/></text:span><text:span text:style-name="T22">Algorithm: </text:span></text:p>
      <text:p text:style-name="P9"><text:span text:style-name="T22"><text:tab/><text:tab/>Return: </text:span><text:span text:style-name="T23">distAbvGrnd*sin(deg2rad(camDeg-vertDegRange/2))</text:span></text:p>
      <text:p text:style-name="P39"><text:tab/><text:tab/><text:tab/>/sin(deg2rad(90));</text:p>
      <text:p text:style-name="P39"/>
      <text:p text:style-name="P40">double camDistFromPlane()</text:p>
      <text:p text:style-name="P16"><text:span text:style-name="T25"><text:tab/>Arguments: double distAbvGrnd, double camDeg, </text:span><text:span text:style-name="T26">double vertDegRange.</text:span></text:p>
      <text:p text:style-name="P41"><text:tab/>Description: This function computes the distance the camera is from the plane by using <text:tab/><text:tab/><text:tab/>trigonometry.</text:p>
      <text:p text:style-name="P41"><text:tab/>Algorithm:</text:p>
      <text:p text:style-name="P17"><text:span text:style-name="T26"><text:tab/><text:tab/></text:span><text:span text:style-name="T27">Call calcTrngSide and store its result.</text:span></text:p>
      <text:p text:style-name="P17"><text:span text:style-name="T27"><text:tab/><text:tab/>Return the square root of the distance above the ground squared plus the stored result <text:tab/><text:tab/><text:tab/>squared.</text:span><text:span text:style-name="T26"><text:tab/></text:span></text:p>
      <text:p text:style-name="P42"/>
      <text:p text:style-name="P42">Public data:</text:p>
      <text:p text:style-name="P42"/>
      <text:p text:style-name="P43">double deg2rad()</text:p>
      <text:p text:style-name="P43"><text:tab/>Arguments: double deg</text:p>
      <text:p text:style-name="P43"><text:tab/>Description: This is a redundant copy of the earlier deg2rad function. This was done to avoid <text:tab/><text:tab/>compiler errors.</text:p>
      <text:p text:style-name="P14"><text:span text:style-name="T24"><text:tab/></text:span><text:span text:style-name="T28">Algorithm:</text:span></text:p>
      <text:p text:style-name="P44"><text:tab/><text:tab/>See the previous deg2rad function.</text:p>
      <text:p text:style-name="P44"/>
      <text:p text:style-name="P45">Camera buildInvertedCam()</text:p>
      <text:p text:style-name="P45"><text:tab/>Arguments: double distAbvGrnd, double camDeg, double vertDegRange, double planeWidth, <text:tab/><text:tab/>double planeHeight.</text:p>
      <text:p text:style-name="P15"><text:span text:style-name="T28"><text:tab/></text:span><text:span text:style-name="T29">Description: This function's purpose is to build the inverse camera needed by the perspective <text:tab/><text:tab/>projection algorithm. </text:span><text:span text:style-name="T30">This step is crucial in that it allows the computation of an inverse <text:tab/><text:tab/>and corrected image plane.</text:span></text:p>
      <text:p text:style-name="P15"><text:span text:style-name="T30"><text:tab/></text:span><text:span text:style-name="T31">Algorithm:</text:span></text:p>
      <text:p text:style-name="P46"><text:tab/><text:tab/>Declare a new camera.</text:p>
      <text:p text:style-name="P10"><text:span text:style-name="T32"><text:tab/><text:tab/></text:span><text:span text:style-name="T33">Set the pitch in this new camera to camDeg.</text:span></text:p>
      <text:p text:style-name="P47"><text:tab/><text:tab/>Set the roll in the new camera to 0.</text:p>
      <text:p text:style-name="P47"><text:tab/><text:tab/>Set the azimuth of the new camera to 270.</text:p>
      <text:p text:style-name="P47"><text:tab/><text:tab/>Set the height of the new camera to the distance above the ground.</text:p>
      <text:p text:style-name="P47"><text:tab/><text:tab/>Tell the camera to invert itself.</text:p>
      <text:p text:style-name="P47"><text:tab/><text:tab/>Set the x position of the camera to the plane's width divided by 2.</text:p>
      <text:p text:style-name="P11"><text:span text:style-name="T33"><text:tab/><text:tab/></text:span><text:span text:style-name="T34">Set the y position of the camera to the plane's height plus the result of a call to <text:tab/><text:tab/><text:tab/><text:tab/>camDistFromPlane.</text:span></text:p>
      <text:p text:style-name="P48"/>
      <text:p text:style-name="P12"><text:span text:style-name="T35">vector&lt;Image</text:span><text:span text:style-name="T36">Point</text:span><text:span text:style-name="T35">&gt; calculateVertices()</text:span></text:p>
      <text:p text:style-name="P49"><text:tab/>Arguments: Camera cam, VertexSet inputSet, int pocSizeX, int picSizeY.</text:p>
      <text:p text:style-name="P13"><text:span text:style-name="T36"><text:tab/>Description: This function's purpose is to </text:span><text:span text:style-name="T37">compute where the vertices of a corrected image plane <text:tab/><text:tab/>should be given the provided data.</text:span></text:p>
      <text:p text:style-name="P13"><text:span text:style-name="T37"><text:tab/></text:span><text:span text:style-name="T38">Algorithm:</text:span></text:p>
      <text:p text:style-name="P13"><text:span text:style-name="T38"><text:tab/><text:tab/></text:span><text:span text:style-name="T39">Declare a dynamic array of ImagePoints.</text:span></text:p>
      <text:p text:style-name="P50"><text:soft-page-break/><text:tab/><text:tab/>Declare a VertexSet.</text:p>
      <text:p text:style-name="P50"><text:tab/><text:tab/>Declare an image point.</text:p>
      <text:p text:style-name="P50"/>
      <text:p text:style-name="P50"><text:tab/><text:tab/>Set the vertex set equal to the result of the input VertexSet's calculateIntermediate <text:tab/><text:tab/><text:tab/><text:tab/>method.</text:p>
      <text:p text:style-name="P13"><text:span text:style-name="T39"><text:tab/><text:tab/></text:span><text:span text:style-name="T40">For every point in the new intermediate vertex set:</text:span></text:p>
      <text:p text:style-name="P51"><text:tab/><text:tab/><text:tab/>Set the image point's x and y to the result of a computation.</text:p>
      <text:p text:style-name="P51"><text:tab/><text:tab/><text:tab/>Push the point into the dynamic array.</text:p>
      <text:p text:style-name="P51"><text:tab/><text:tab/>End loop.</text:p>
      <text:p text:style-name="P51"><text:tab/><text:tab/>Return the dynamic array.</text:p>
      <text:p text:style-name="P52"><text:span text:style-name="T41">End class UtilityEngine</text:span></text:p>
      <text:p text:style-name="P52"><text:span text:style-name="T41"/></text:p>
      <text:p text:style-name="P52"><text:span text:style-name="T41">Class NativeTransform:</text:span></text:p>
      <text:p text:style-name="P52"><text:span text:style-name="T41"><text:tab/></text:span><text:span text:style-name="T42">Description: This class </text:span><text:span text:style-name="T44">is the actual native transformation engine to be used by outside code. </text:span></text:p>
      <text:p text:style-name="P52"><text:span text:style-name="T44"/></text:p>
      <text:p text:style-name="P53"><text:span text:style-name="T42">Public data:</text:span></text:p>
      <text:p text:style-name="P53"><text:span text:style-name="T42"/></text:p>
      <text:p text:style-name="P53"><text:span text:style-name="T42">Mat calculateAndDoTransform()</text:span></text:p>
      <text:p text:style-name="P53"><text:span text:style-name="T42"><text:tab/></text:span><text:span text:style-name="T43">Arguments: Mat in, double distAbvGrnd, double camDeg, double vertDegRange</text:span></text:p>
      <text:p text:style-name="P53"><text:span text:style-name="T43"><text:tab/></text:span><text:span text:style-name="T44">Description: </text:span><text:span text:style-name="T45">This function returns a matrix representing the picture data of </text:span></text:p>
      <text:p text:style-name="P53"><text:span text:style-name="T45"><text:tab/><text:tab/>the corrected image. </text:span></text:p>
      <text:p text:style-name="P53"><text:span text:style-name="T45"><text:tab/>Algorithm:<text:tab/></text:span></text:p>
      <text:p text:style-name="P53"><text:span text:style-name="T45"><text:tab/><text:tab/>See pCorrect: Java ed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09:31:53</meta:creation-date>
    <dc:date>2013-08-06T12:42:36</dc:date>
    <meta:editing-duration>PT2H33M23S</meta:editing-duration>
    <meta:editing-cycles>50</meta:editing-cycles>
    <meta:generator>LibreOffice/4.0.2.2$Linux_X86_64 LibreOffice_project/400m0$Build-2</meta:generator>
    <meta:document-statistic meta:table-count="0" meta:image-count="0" meta:object-count="0" meta:page-count="4" meta:paragraph-count="120" meta:word-count="975" meta:character-count="6517" meta:non-whitespace-character-count="5439"/>
  </office:meta>
</office:document-meta>
</file>